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none" officeooo:rsid="0022fa09" officeooo:paragraph-rsid="0022fa09"/>
    </style:style>
    <style:style style:name="P2" style:family="paragraph" style:parent-style-name="Standard">
      <style:text-properties style:text-underline-style="none" officeooo:rsid="00247c03" officeooo:paragraph-rsid="00247c03"/>
    </style:style>
    <style:style style:name="P3" style:family="paragraph" style:parent-style-name="Standard">
      <style:text-properties officeooo:paragraph-rsid="0022fa09"/>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font-style="normal" fo:font-weight="normal"/>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font-style="normal" fo:font-weight="normal" officeooo:paragraph-rsid="0022fa09"/>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font-style="normal" fo:font-weight="normal" officeooo:rsid="001ef3aa" officeooo:paragraph-rsid="001ef3aa"/>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font-style="normal" fo:font-weight="normal" officeooo:rsid="00208b29" officeooo:paragraph-rsid="00208b29"/>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font-style="normal" fo:font-weight="normal" officeooo:rsid="00247c03" officeooo:paragraph-rsid="00247c03"/>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555555" style:text-line-through-style="none" style:text-line-through-type="none" fo:font-style="normal" style:text-underline-style="none" fo:font-weight="normal" style:text-blinking="false"/>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T1" style:family="text">
      <style:text-properties fo:color="#555555"/>
    </style:style>
    <style:style style:name="T2" style:family="text">
      <style:text-properties fo:color="#555555" style:text-line-through-style="none" style:text-line-through-type="none" style:text-underline-style="none" style:text-blinking="false"/>
    </style:style>
    <style:style style:name="T3" style:family="text">
      <style:text-properties fo:color="#555555" style:text-line-through-style="none" style:text-line-through-type="none" style:text-underline-style="none" officeooo:rsid="001ef3aa" style:text-blinking="false"/>
    </style:style>
    <style:style style:name="T4" style:family="text">
      <style:text-properties fo:color="#555555" style:text-line-through-style="none" style:text-line-through-type="none" style:text-underline-style="none" officeooo:rsid="00247c03" style:text-blinking="false"/>
    </style:style>
    <style:style style:name="T5" style:family="text">
      <style:text-properties fo:color="#555555" officeooo:rsid="00208b29"/>
    </style:style>
    <style:style style:name="T6" style:family="text">
      <style:text-properties fo:color="#555555" officeooo:rsid="002256e5"/>
    </style:style>
    <style:style style:name="T7" style:family="text">
      <style:text-properties fo:color="#555555" style:font-name="OpenSans" fo:font-size="10.5pt" fo:letter-spacing="normal"/>
    </style:style>
    <style:style style:name="T8" style:family="text">
      <style:text-properties fo:color="#555555" style:font-name="OpenSans" fo:font-size="10.5pt" fo:letter-spacing="normal" officeooo:rsid="002256e5"/>
    </style:style>
    <style:style style:name="T9" style:family="text">
      <style:text-properties fo:color="#555555" style:font-name="OpenSans" fo:font-size="10.5pt" fo:letter-spacing="normal" officeooo:rsid="0022fa09"/>
    </style:style>
    <style:style style:name="T10" style:family="text">
      <style:text-properties fo:color="#555555" officeooo:rsid="00247c03"/>
    </style:style>
    <style:style style:name="T11" style:family="text">
      <style:text-properties style:text-underline-style="none" officeooo:rsid="0022fa09"/>
    </style:style>
    <style:style style:name="T12" style:family="text">
      <style:text-properties style:text-underline-style="none" officeooo:rsid="00247c03"/>
    </style:style>
    <style:style style:name="T13" style:family="text">
      <style:text-properties officeooo:rsid="001ef3aa"/>
    </style:style>
    <style:style style:name="T14" style:family="text">
      <style:text-properties officeooo:rsid="0024a8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Date <text:s text:c="5"/>: 26 June 2019</text:span></text:p>
      <text:p text:style-name="P8"><text:span text:style-name="T2">To <text:s text:c="8"/>: CEO</text:span></text:p>
      <text:p text:style-name="P8"><text:span text:style-name="T2">From <text:s text:c="4"/>: Avinash Maurya</text:span></text:p>
      <text:p text:style-name="P8"><text:span text:style-name="T2">Subject <text:s/>: Pizza Study</text:span></text:p>
      <text:p text:style-name="P4"><text:span text:style-name="T2"/></text:p>
      <text:p text:style-name="P4"><text:span text:style-name="T2">I am writing to inform you that from the past few week our company's sales of pizza has gone down due to poor customer reviews .I think we need to c</text:span><text:span text:style-name="T4">o</text:span><text:span text:style-name="T2">nduct research so that we can moniter the performance of the company's strengt</text:span><text:span text:style-name="T4">h</text:span><text:span text:style-name="T2"> such as amount of topping ,speed of service, customer satisfactio</text:span><text:span text:style-name="T4">n</text:span><text:span text:style-name="T2">.</text:span></text:p>
      <text:p text:style-name="P4"><text:span text:style-name="T4">W</text:span><text:span text:style-name="T2">e have major comp</text:span><text:span text:style-name="T4">etito</text:span><text:span text:style-name="T2">r in the market like </text:span><text:span text:style-name="T4">Pi</text:span><text:span text:style-name="T2">zza </text:span><text:span text:style-name="T4">H</text:span><text:span text:style-name="T2">ut .</text:span><text:span text:style-name="T4">T</text:span><text:span text:style-name="T2">hey are giving tough compition to our market . </text:span><text:span text:style-name="T4">A</text:span><text:span text:style-name="T2">s our company contious to grow ,we feel it neccesary to provide more better service,and we </text:span><text:span text:style-name="T4">are </text:span><text:span text:style-name="T2">hopeful that our facilities team will make it happen after this resea</text:span><text:span text:style-name="T4">r</text:span><text:span text:style-name="T2">ch .</text:span></text:p>
      <text:p text:style-name="P10"/>
      <text:p text:style-name="P9">The research will focus on the following <text:span text:style-name="T13">claims</text:span> :</text:p>
      <text:p text:style-name="P9">1.<text:span text:style-name="T13">I</text:span>ncre<text:span text:style-name="T14">a</text:span>se the sales of the pizza</text:p>
      <text:p text:style-name="P4"><text:span text:style-name="T2">2.</text:span><text:span text:style-name="T3">S</text:span><text:span text:style-name="T2">peed of delivery </text:span></text:p>
      <text:p text:style-name="P6"><text:span text:style-name="T1">3.Size of pizza </text:span></text:p>
      <text:p text:style-name="P6"><text:span text:style-name="T1">4.</text:span><text:span text:style-name="T10">P</text:span><text:span text:style-name="T1">erson</text:span><text:span text:style-name="T10">a</text:span><text:span text:style-name="T1">l</text:span><text:span text:style-name="T10">i</text:span><text:span text:style-name="T5">zed offers</text:span></text:p>
      <text:p text:style-name="P7"><text:span text:style-name="T10">I</text:span><text:span text:style-name="T1">n order to answer these claim</text:span><text:span text:style-name="T10">s </text:span><text:span text:style-name="T1">we need to collect the data from various source</text:span><text:span text:style-name="T10">s</text:span><text:span text:style-name="T1"> such as customer feedback data and other company sales data etc.</text:span></text:p>
      <text:p text:style-name="P7"><text:span text:style-name="T1">Now we </text:span><text:span text:style-name="T10">will</text:span><text:span text:style-name="T1"> identify those attribute which are relevent to our analysis .</text:span></text:p>
      <text:p text:style-name="P7"><text:span text:style-name="T1">In the data we will identfy the missing values and remove those missing values or just put Null at that place ,we </text:span><text:span text:style-name="T6">remove noisy data and give it a default structure .</text:span></text:p>
      <text:p text:style-name="P7"><text:span text:style-name="T6"/></text:p>
      <text:p text:style-name="P5"><text:span text:style-name="T6">Now we will identfy the corelation between the different variable in the data set.for example we want to find out the type of pizza which is most demanded affects the customer satisfication.</text:span><text:span text:style-name="T7">Other factors, like </text:span><text:span text:style-name="T8">size of pizza ,type of pizza </text:span><text:span text:style-name="T7">may also affect </text:span><text:span text:style-name="T8">customer satisfactin </text:span><text:span text:style-name="T7"><text:s/>and come into play when looking at the relationship between </text:span><text:span text:style-name="T9">pizza in demand</text:span><text:span text:style-name="T8"> and </text:span><text:span text:style-name="T9">customer satisfaction</text:span><text:span text:style-name="T7">. If one doesn’t control for these factors, the relationship between </text:span><text:span text:style-name="T9">pizza in demand</text:span><text:span text:style-name="T7"> and </text:span><text:span text:style-name="T9">customer satisfaction</text:span><text:span text:style-name="T7"> change can be distorted.</text:span><text:span text:style-name="T6"> </text:span></text:p>
      <text:p text:style-name="P3"><text:span text:style-name="T11">We will conduct hypothesis testing for ach of the claims and if </text:span><text:span text:style-name="T12">hypothesis is passed then claim is accepted other wise it is rejected.</text:span></text:p>
      <text:p text:style-name="P1"/>
      <text:p text:style-name="P2">THAN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13:11:46.868040703</meta:creation-date>
    <dc:date>2019-06-26T14:37:12.957277873</dc:date>
    <meta:editing-duration>PT9M54S</meta:editing-duration>
    <meta:editing-cycles>1</meta:editing-cycles>
    <meta:document-statistic meta:table-count="0" meta:image-count="0" meta:object-count="0" meta:page-count="1" meta:paragraph-count="17" meta:word-count="318" meta:character-count="1832" meta:non-whitespace-character-count="1509"/>
    <meta:generator>LibreOffice/5.1.6.2$Linux_X86_64 LibreOffice_project/10m0$Build-2</meta:generator>
  </office:meta>
</office:document-meta>
</file>